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新細明體" svg:font-family="新細明體" style:font-family-generic="roman" style:font-pitch="variable" svg:panose-1="2 2 5 0 0 0 0 0 0 0"/>
    <style:font-face style:name="Aptos" svg:font-family="Aptos" style:font-family-generic="swiss" style:font-pitch="variable"/>
  </office:font-face-decls>
  <office:automatic-styles>
    <style:style style:name="P1" style:parent-style-name="內文" style:master-page-name="MP0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內文" style:family="paragraph">
      <style:paragraph-properties fo:text-align="center" fo:margin-bottom="0.1666in"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4" style:parent-style-name="內文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1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1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6" style:parent-style-name="內文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2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2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38" style:parent-style-name="內文" style:family="paragraph">
      <style:paragraph-properties fo:widows="2" fo:orphans="2" fo:break-before="page"/>
      <style:text-properties style:font-size-complex="12pt"/>
    </style:style>
    <style:style style:name="P39" style:parent-style-name="內文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0" style:parent-style-name="內文" style:family="paragraph">
      <style:paragraph-properties fo:text-align="center" fo:margin-bottom="0.1666in">
        <style:tab-stops>
          <style:tab-stop style:type="left" style:position="2.9583in"/>
          <style:tab-stop style:type="left" style:position="5.2875in"/>
        </style:tab-stops>
      </style:paragraph-properties>
    </style:style>
    <style:style style:name="T41" style:parent-style-name="預設段落字型" style:family="text">
      <style:text-properties style:font-size-complex="12pt"/>
    </style:style>
    <style:style style:name="P4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4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4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3" style:parent-style-name="內文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5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5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5" style:parent-style-name="內文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fo:font-weight="bold" style:font-weight-asian="bold" style:font-weight-complex="bold" style:font-size-complex="12pt"/>
    </style:style>
    <style:style style:name="P6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8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69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0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1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2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3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4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5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6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  <style:style style:name="P77" style:parent-style-name="內文" style:family="paragraph">
      <style:paragraph-properties>
        <style:tab-stops>
          <style:tab-stop style:type="left" style:position="2.9583in"/>
          <style:tab-stop style:type="left" style:position="5.2875in"/>
        </style:tab-stops>
      </style:paragraph-properties>
      <style:text-properties style:font-size-complex="12pt"/>
    </style:style>
  </office:automatic-styles>
  <office:body>
    <office:text text:use-soft-page-breaks="true">
      <text:p text:style-name="P1">113-2<text:s/>[電資一]<text:s/>線性代數<text:s/>第 <text:s/><text:s/><text:s/>次<text:s/>作業（單元：第 <text:s/><text:s/><text:s/>單元）</text:p>
      <text:p text:style-name="P2">班級： <text:s text:c="8"/><text:s text:c="2"/><text:s text:c="5"/>學號： <text:s text:c="2"/><text:s text:c="2"/><text:s text:c="11"/>姓名： <text:s text:c="4"/><text:s text:c="3"/><text:s text:c="9"/><text:s text:c="2"/><text:s/>頁數：1/2</text:p>
      <text:p text:style-name="P3">第一題（課本題號：<text:s/><text:s/><text:s text:c="3"/>）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第二題（課本題號：<text:s/><text:s/><text:s text:c="3"/>）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第三題（課本題號：<text:s/><text:s/><text:s text:c="3"/>）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113-2<text:s/>[電資一]<text:s/>線性代數<text:s/>第 <text:s/><text:s/><text:s/>次<text:s/>作業（單元：第 <text:s/><text:s/><text:s/>單元）</text:p>
      <text:p text:style-name="P40"><text:span text:style-name="T41">班級</text:span>： <text:s text:c="15"/>學號： <text:s text:c="15"/>姓名： <text:s text:c="15"/><text:s text:c="3"/><text:s text:c="3"/>頁數：2/2</text:p>
      <text:p text:style-name="P42">第四題（課本題號： <text:s text:c="2"/><text:s/><text:s/>）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第五題（課本題號： <text:s/><text:s/><text:s text:c="2"/>）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第六題（課本題號： <text:s/><text:s/><text:s text:c="2"/>）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標楷體" svg:font-family="標楷體" style:font-family-generic="script" style:font-pitch="fixed" svg:panose-1="3 0 5 9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新細明體" svg:font-family="新細明體" style:font-family-generic="roman" style:font-pitch="variable" svg:panose-1="2 2 5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>
        <style:background-fill draw:fill="solid"/>
      </style:paragraph-properties>
      <style:text-properties style:font-name="標楷體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Aptos Display" style:font-name-asian="新細明體"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Aptos Display" style:font-name-asian="新細明體"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style:font-name="Aptos" style:font-name-asian="新細明體"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style:font-name="Aptos" style:font-name-asian="新細明體"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style:font-name="Aptos" style:font-name-asian="新細明體" style:font-name-complex="Times New Roman"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/>
      <style:text-properties style:font-name="Aptos" style:font-name-asian="新細明體" style:font-name-complex="Times New Roman"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left="0.0694in">
        <style:tab-stops/>
      </style:paragraph-properties>
      <style:text-properties style:font-name="Aptos" style:font-name-asian="新細明體" style:font-name-complex="Times New Roman"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left="0.1388in">
        <style:tab-stops/>
      </style:paragraph-properties>
      <style:text-properties style:font-name="Aptos" style:font-name-asian="新細明體" style:font-name-complex="Times New Roman"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left="0.2083in">
        <style:tab-stops/>
      </style:paragraph-properties>
      <style:text-properties style:font-name="Aptos" style:font-name-asian="新細明體"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ptos Display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="Aptos"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Aptos"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="Aptos"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="Aptos"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="Aptos"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="Aptos"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="Aptos" style:font-name-asian="新細明體" style:font-name-complex="Times New Roman" fo:color="#272727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/>
      <style:text-properties style:font-name="Aptos Display" style:font-name-asian="新細明體" style:font-name-complex="Times New Roman" fo:letter-spacing="-0.0069in" style:letter-kerning="true" fo:font-size="28pt" style:font-size-asian="28pt" style:font-size-complex="28pt" fo:hyphenate="false"/>
    </style:style>
    <style:style style:name="標題字元" style:display-name="標題 字元" style:family="text" style:parent-style-name="預設段落字型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副標題" style:display-name="副標題" style:family="paragraph" style:parent-style-name="內文" style:next-style-name="內文">
      <style:paragraph-properties fo:text-align="center" fo:margin-bottom="0.1111in"/>
      <style:text-properties style:font-name="Aptos Display" style:font-name-asian="新細明體" style:font-name-complex="Times New Roman" fo:color="#595959" fo:letter-spacing="0.0104in" fo:font-size="14pt" style:font-size-asian="14pt" style:font-size-complex="14pt" fo:hyphenate="false"/>
    </style:style>
    <style:style style:name="副標題字元" style:display-name="副標題 字元" style:family="text" style:parent-style-name="預設段落字型">
      <style:text-properties style:font-name="Aptos Display" style:font-name-asian="新細明體" style:font-name-complex="Times New Roman" fo:color="#595959" fo:letter-spacing="0.0104in" fo:font-size="14pt" style:font-size-asian="14pt" style:font-size-complex="14pt"/>
    </style:style>
    <style:style style:name="引文" style:display-name="引文" style:family="paragraph" style:parent-style-name="內文" style:next-style-name="內文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in" fo:margin-bottom="0.6888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-0.1888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頁首"><draw:frame draw:id="id0" draw:style-name="a0" draw:name="WordPictureWatermark1347279627" text:anchor-type="paragraph" svg:x="0in" svg:y="0in" svg:width="7.26181in" svg:height="4.88194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u-Cheng, Chang</meta:initial-creator>
    <dc:creator>Yu-Cheng, Chang</dc:creator>
    <meta:creation-date>2025-01-14T14:33:00Z</meta:creation-date>
    <dc:date>2025-01-14T14:33:00Z</dc:date>
    <meta:print-date>2024-09-11T02:35:00Z</meta:print-date>
    <meta:template xlink:href="Normal.dotm" xlink:type="simple"/>
    <meta:editing-cycles>2</meta:editing-cycles>
    <meta:editing-duration>PT0S</meta:editing-duration>
    <meta:user-defined meta:name="GrammarlyDocumentId">fc9138c5e03da5f0ffc3005cad108cd560f7ac3e1e472a0fe9d2d64e7192c270</meta:user-defined>
    <meta:document-statistic meta:page-count="2" meta:paragraph-count="10" meta:word-count="130" meta:character-count="302" meta:row-count="75" meta:non-whitespace-character-count="142"/>
  </office:meta>
</office:document-meta>
</file>